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B000004E315C423DEB405BBFB.png" manifest:media-type="image/png"/>
  <manifest:file-entry manifest:full-path="Pictures/1000000000000316000007ACC65265BC54A7C7DA.png" manifest:media-type="image/png"/>
  <manifest:file-entry manifest:full-path="Pictures/100000000000030D000006F3970FB6A1F12E27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as-char" svg:width="4.7028in" svg:height="11.6929in" draw:z-index="0"><draw:image xlink:href="Pictures/1000000000000316000007ACC65265BC54A7C7DA.png" xlink:type="simple" xlink:show="embed" xlink:actuate="onLoad" loext:mime-type="image/x-vclgraphic"/></draw:frame></text:p>
      <text:p text:style-name="P1"><text:soft-page-break/><draw:frame draw:style-name="fr1" draw:name="Imagen2" text:anchor-type="as-char" svg:width="5.1335in" svg:height="11.6929in" draw:z-index="1"><draw:image xlink:href="Pictures/100000000000030D000006F3970FB6A1F12E27F5.png" xlink:type="simple" xlink:show="embed" xlink:actuate="onLoad" loext:mime-type="image/x-vclgraphic"/></draw:frame></text:p>
      <text:p text:style-name="P1"><draw:frame draw:style-name="fr2" draw:name="Imagen3" text:anchor-type="paragraph" svg:width="6.6929in" svg:height="10.3244in" draw:z-index="2"><draw:image xlink:href="Pictures/100000000000032B000004E315C423DEB405BBF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22:44:30.181000000</meta:creation-date>
    <dc:date>2018-07-09T22:45:54.441000000</dc:date>
    <meta:editing-duration>PT1M24S</meta:editing-duration>
    <meta:editing-cycles>1</meta:editing-cycles>
    <meta:document-statistic meta:table-count="0" meta:image-count="3" meta:object-count="0" meta:page-count="3" meta:paragraph-count="2" meta:word-count="0" meta:character-count="0" meta:non-whitespace-character-count="0"/>
    <meta:generator>LibreOffice/6.0.5.2$Windows_X86_64 LibreOffice_project/54c8cbb85f300ac59db32fe8a675ff7683cd5a16</meta:generator>
  </office:meta>
</office:document-meta>
</file>